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6379" table:default-cell-style-name="ce1"/>
        <table:table-row table:style-name="ro1">
          <table:table-cell/>
          <table:table-cell table:style-name="ce1" office:value-type="string" calcext:value-type="string" table:number-columns-spanned="2" table:number-rows-spanned="1">
            <text:p>PILHA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ILHA 2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rbp</text:p>
          </table:table-cell>
          <table:table-cell table:number-columns-repeated="2"/>
          <table:table-cell office:value-type="string" calcext:value-type="string">
            <text:p>rbp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i</text:p>
          </table:table-cell>
          <table:table-cell table:number-columns-repeated="2"/>
          <table:table-cell office:value-type="string" calcext:value-type="string" table:number-columns-spanned="1" table:number-rows-spanned="8">
            <text:p>r1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#</text:p>
            <text:p>#</text:p>
            <text:p>#</text:p>
            <text:p>#</text:p>
          </table:table-cell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 office:value-type="string" calcext:value-type="string">
            <text:p>#</text:p>
          </table:covered-table-cell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 office:value-type="string" calcext:value-type="string">
            <text:p>#</text:p>
          </table:covered-table-cell>
          <table: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covered-table-cell office:value-type="string" calcext:value-type="string">
            <text:p>#</text:p>
          </table:covered-table-cell>
          <table:table-cell/>
          <table:table-cell office:value-type="float" office:value="-8" calcext:value-type="float">
            <text:p>-8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8">
            <text:p>l</text:p>
          </table:table-cell>
          <table:table-cell table:number-columns-repeated="2"/>
          <table:table-cell office:value-type="string" calcext:value-type="string" table:number-columns-spanned="1" table:number-rows-spanned="8">
            <text:p>r13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covered-table-cell/>
          <table:table-cell/>
          <table:table-cell office:value-type="float" office:value="-16" calcext:value-type="float">
            <text:p>-16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8">
            <text:p>rdi</text:p>
          </table:table-cell>
          <table:table-cell table:number-columns-repeated="2"/>
          <table:table-cell office:value-type="string" calcext:value-type="string" table:number-columns-spanned="1" table:number-rows-spanned="4">
            <text:p>sum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float" office:value="-20" calcext:value-type="float">
            <text:p>-20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table-cell office:value-type="string" calcext:value-type="string" table:number-columns-spanned="1" table:number-rows-spanned="6">
            <text:p>vet1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covered-table-cell/>
          <table:table-cell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8">
            <text:p>#</text:p>
            <text:p>#</text:p>
            <text:p>#</text:p>
            <text:p>#</text:p>
            <text:p>#</text:p>
            <text:p>#</text:p>
            <text:p>#</text:p>
            <text:p>#</text:p>
            <text:p>#</text:p>
          </table:table-cell>
          <table:table-cell table:number-columns-repeated="2"/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float" office:value="-40" calcext:value-type="float">
            <text:p>-40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table-cell office:value-type="string" calcext:value-type="string" table:number-columns-spanned="1" table:number-rows-spanned="6">
            <text:p>vet2</text:p>
          </table:table-cell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covered-table-cell/>
          <table: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covered-table-cell/>
          <table:table-cell/>
          <table:table-cell office:value-type="float" office:value="-50" calcext:value-type="float">
            <text:p>-50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6">
            <text:p>#</text:p>
            <text:p>#</text:p>
            <text:p>#</text:p>
            <text:p>#</text:p>
            <text:p>#</text:p>
            <text:p>#</text:p>
            <text:p>#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.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5"/>
          <table:covered-table-cell/>
          <table:table-cell table:number-columns-repeated="16378"/>
        </table:table-row>
        <table:table-row table:style-name="ro1">
          <table:table-cell table:number-columns-repeated="4"/>
          <table:table-cell office:value-type="float" office:value="-64" calcext:value-type="float">
            <text:p>-64</text:p>
          </table:table-cell>
          <table:covered-table-cell/>
          <table:table-cell table:number-columns-repeated="16378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11:36:53.113654764</dc:date>
    <meta:editing-duration>PT37M43S</meta:editing-duration>
    <meta:editing-cycles>2</meta:editing-cycles>
    <meta:generator>LibreOffice/7.4.7.2$Linux_X86_64 LibreOffice_project/40$Build-2</meta:generator>
    <meta:document-statistic meta:table-count="1" meta:cell-count="38" meta:object-count="0"/>
  </office:meta>
</office:document-meta>
</file>